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officeooo:rsid="00570a8c" officeooo:paragraph-rsid="00570a8c"/>
    </style:style>
    <style:style style:name="P24" style:family="paragraph" style:parent-style-name="Text_20_body">
      <style:text-properties officeooo:paragraph-rsid="005cba36"/>
    </style:style>
    <style:style style:name="P25" style:family="paragraph" style:parent-style-name="Text_20_body">
      <style:text-properties officeooo:rsid="00602e19" officeooo:paragraph-rsid="00602e19"/>
    </style:style>
    <style:style style:name="P26" style:family="paragraph" style:parent-style-name="Text_20_body">
      <style:text-properties officeooo:paragraph-rsid="0061be3c"/>
    </style:style>
    <style:style style:name="P27" style:family="paragraph" style:parent-style-name="Text_20_body">
      <style:text-properties officeooo:rsid="00602e19" officeooo:paragraph-rsid="00602e19"/>
    </style:style>
    <style:style style:name="P28" style:family="paragraph" style:parent-style-name="Text_20_body">
      <style:text-properties officeooo:rsid="00570a8c" officeooo:paragraph-rsid="00570a8c"/>
    </style:style>
    <style:style style:name="P29" style:family="paragraph" style:parent-style-name="Heading_20_1">
      <style:text-properties fo:language="de" fo:country="DE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9" text:outline-level="1">Ziel</text:h>
      <text:p text:style-name="P1">Sprachlehrer-Webseite für mich</text:p>
      <text:h text:style-name="P29" text:outline-level="1">Schritte</text:h>
      <text:p text:style-name="P22"/>
      <text:p text:style-name="P23"><text:span text:style-name="T32">C</text:span><text:span text:style-name="T31">reate login function on Client &amp; Server</text:span></text:p>
      <text:p text:style-name="P23"><text:span text:style-name="T31"/></text:p>
      <text:p text:style-name="P25"><text:span text:style-name="T32">D</text:span><text:span text:style-name="T31">isplay Vocabs in website</text:span><text:span text:style-name="T34">/ allow to add &amp; remove</text:span><text:span text:style-name="T31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/text:span></text:p>
      <text:p text:style-name="P25"><text:span text:style-name="T45"/></text:p>
      <text:p text:style-name="P26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</text:span><text:soft-page-break/><text:span text:style-name="T33"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24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<text:soft-page-break/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<text:soft-page-break/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2-17T20:59:47.169000000</dc:date>
    <meta:editing-duration>P21DT7H5M54S</meta:editing-duration>
    <meta:editing-cycles>127</meta:editing-cycles>
    <meta:document-statistic meta:table-count="0" meta:image-count="0" meta:object-count="0" meta:page-count="4" meta:paragraph-count="29" meta:word-count="553" meta:character-count="4221" meta:non-whitespace-character-count="3316"/>
  </office:meta>
</office:document-meta>
</file>